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bf00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ffff00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9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0.687cm" svg:y="0.338cm">
            <draw:object draw:notify-on-update-of-ranges="Arkusz1.B2:Arkusz1.B30 Arkusz1.B2:Arkusz1.B30 Arkusz1.C2:Arkusz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zień</text:p>
          </table:table-cell>
          <table:table-cell table:number-columns-repeated="10"/>
        </table:table-row>
        <table:table-row table:style-name="ro1">
          <table:table-cell table:number-columns-repeated="2" office:value-type="date" office:date-value="2023-01-08" calcext:value-type="date">
            <text:p>8.01.23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date" office:date-value="2023-01-09" calcext:value-type="date">
            <text:p>9.01.23</text:p>
          </table:table-cell>
          <table:table-cell office:value-type="date" office:date-value="2023-01-08" calcext:value-type="date">
            <text:p>8.01.2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date" office:date-value="2023-01-10" calcext:value-type="date">
            <text:p>10.01.23</text:p>
          </table:table-cell>
          <table:table-cell office:value-type="date" office:date-value="2023-01-08" calcext:value-type="date">
            <text:p>8.01.2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date" office:date-value="2023-01-11" calcext:value-type="date">
            <text:p>11.01.23</text:p>
          </table:table-cell>
          <table:table-cell office:value-type="date" office:date-value="2023-01-08" calcext:value-type="date">
            <text:p>8.01.23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date" office:date-value="2023-01-12" calcext:value-type="date">
            <text:p>12.01.23</text:p>
          </table:table-cell>
          <table:table-cell office:value-type="date" office:date-value="2023-01-15" calcext:value-type="date">
            <text:p>15.01.2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date" office:date-value="2023-01-13" calcext:value-type="date">
            <text:p>13.01.23</text:p>
          </table:table-cell>
          <table:table-cell office:value-type="date" office:date-value="2023-01-15" calcext:value-type="date">
            <text:p>15.01.23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date" office:date-value="2023-01-14" calcext:value-type="date">
            <text:p>14.01.23</text:p>
          </table:table-cell>
          <table:table-cell office:value-type="date" office:date-value="2023-01-17" calcext:value-type="date">
            <text:p>17.01.23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9"/>
        </table:table-row>
        <table:table-row table:style-name="ro1">
          <table:table-cell office:value-type="date" office:date-value="2023-01-15" calcext:value-type="date">
            <text:p>15.01.23</text:p>
          </table:table-cell>
          <table:table-cell office:value-type="date" office:date-value="2023-01-17" calcext:value-type="date">
            <text:p>17.01.2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date" office:date-value="2023-01-16" calcext:value-type="date">
            <text:p>16.01.23</text:p>
          </table:table-cell>
          <table:table-cell office:value-type="date" office:date-value="2023-01-17" calcext:value-type="date">
            <text:p>17.01.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date" office:date-value="2023-01-17" calcext:value-type="date">
            <text:p>17.01.23</text:p>
          </table:table-cell>
          <table:table-cell office:value-type="date" office:date-value="2023-01-18" calcext:value-type="date">
            <text:p>18.01.2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2" office:value-type="date" office:date-value="2023-01-18" calcext:value-type="date">
            <text:p>18.01.2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date" office:date-value="2023-01-19" calcext:value-type="date">
            <text:p>19.01.23</text:p>
          </table:table-cell>
          <table:table-cell office:value-type="date" office:date-value="2023-01-18" calcext:value-type="date">
            <text:p>18.01.23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date" office:date-value="2023-01-20" calcext:value-type="date">
            <text:p>20.01.23</text:p>
          </table:table-cell>
          <table:table-cell office:value-type="date" office:date-value="2023-01-19" calcext:value-type="date">
            <text:p>19.01.2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date" office:date-value="2023-01-21" calcext:value-type="date">
            <text:p>21.01.23</text:p>
          </table:table-cell>
          <table:table-cell office:value-type="date" office:date-value="2023-01-28" calcext:value-type="date">
            <text:p>28.01.2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date" office:date-value="2023-01-22" calcext:value-type="date">
            <text:p>22.01.23</text:p>
          </table:table-cell>
          <table:table-cell office:value-type="date" office:date-value="2023-01-28" calcext:value-type="date">
            <text:p>28.01.2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date" office:date-value="2023-01-23" calcext:value-type="date">
            <text:p>23.01.23</text:p>
          </table:table-cell>
          <table:table-cell office:value-type="date" office:date-value="2023-01-28" calcext:value-type="date">
            <text:p>28.01.23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date" office:date-value="2023-01-24" calcext:value-type="date">
            <text:p>24.01.23</text:p>
          </table:table-cell>
          <table:table-cell office:value-type="date" office:date-value="2023-01-29" calcext:value-type="date">
            <text:p>29.01.23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date" office:date-value="2023-01-25" calcext:value-type="date">
            <text:p>25.01.23</text:p>
          </table:table-cell>
          <table:table-cell office:value-type="date" office:date-value="2023-01-29" calcext:value-type="date">
            <text:p>29.01.2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date" office:date-value="2023-01-26" calcext:value-type="date">
            <text:p>26.01.23</text:p>
          </table:table-cell>
          <table:table-cell office:value-type="date" office:date-value="2023-01-31" calcext:value-type="date">
            <text:p>31.01.2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date" office:date-value="2023-01-27" calcext:value-type="date">
            <text:p>27.01.23</text:p>
          </table:table-cell>
          <table:table-cell office:value-type="date" office:date-value="2023-01-31" calcext:value-type="date">
            <text:p>31.01.2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date" office:date-value="2023-01-28" calcext:value-type="date">
            <text:p>28.01.23</text:p>
          </table:table-cell>
          <table:table-cell office:value-type="date" office:date-value="2023-02-19" calcext:value-type="date">
            <text:p>19.02.2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date" office:date-value="2023-01-29" calcext:value-type="date">
            <text:p>29.01.23</text:p>
          </table:table-cell>
          <table:table-cell office:value-type="date" office:date-value="2023-02-25" calcext:value-type="date">
            <text:p>25.02.23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date" office:date-value="2023-01-30" calcext:value-type="date">
            <text:p>30.01.23</text:p>
          </table:table-cell>
          <table:table-cell office:value-type="date" office:date-value="2023-02-25" calcext:value-type="date">
            <text:p>25.02.2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date" office:date-value="2023-01-31" calcext:value-type="date">
            <text:p>31.01.23</text:p>
          </table:table-cell>
          <table:table-cell office:value-type="date" office:date-value="2023-02-26" calcext:value-type="date">
            <text:p>26.02.2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date" office:date-value="2023-02-01" calcext:value-type="date">
            <text:p>1.02.23</text:p>
          </table:table-cell>
          <table:table-cell office:value-type="date" office:date-value="2023-03-12" calcext:value-type="date">
            <text:p>12.03.23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date" office:date-value="2023-02-02" calcext:value-type="date">
            <text:p>2.02.23</text:p>
          </table:table-cell>
          <table:table-cell office:value-type="date" office:date-value="2023-03-18" calcext:value-type="date">
            <text:p>18.03.2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date" office:date-value="2023-02-03" calcext:value-type="date">
            <text:p>3.02.23</text:p>
          </table:table-cell>
          <table:table-cell office:value-type="date" office:date-value="2023-04-02" calcext:value-type="date">
            <text:p>2.04.23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date" office:date-value="2023-02-04" calcext:value-type="date">
            <text:p>4.02.23</text:p>
          </table:table-cell>
          <table:table-cell office:value-type="date" office:date-value="2023-04-02" calcext:value-type="date">
            <text:p>2.04.23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date" office:date-value="2023-02-05" calcext:value-type="date">
            <text:p>5.02.23</text:p>
          </table:table-cell>
          <table:table-cell office:value-type="date" office:date-value="2023-04-02" calcext:value-type="date">
            <text:p>2.04.23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date" office:date-value="2023-02-06" calcext:value-type="date">
            <text:p>6.02.2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date" office:date-value="2023-02-07" calcext:value-type="date">
            <text:p>7.02.2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date" office:date-value="2023-02-08" calcext:value-type="date">
            <text:p>8.02.2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date" office:date-value="2023-02-09" calcext:value-type="date">
            <text:p>9.02.2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date" office:date-value="2023-02-10" calcext:value-type="date">
            <text:p>10.02.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date" office:date-value="2023-02-11" calcext:value-type="date">
            <text:p>11.02.2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date" office:date-value="2023-02-12" calcext:value-type="date">
            <text:p>12.02.2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date" office:date-value="2023-02-13" calcext:value-type="date">
            <text:p>13.02.2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date" office:date-value="2023-02-14" calcext:value-type="date">
            <text:p>14.02.2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date" office:date-value="2023-02-15" calcext:value-type="date">
            <text:p>15.02.2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date" office:date-value="2023-02-16" calcext:value-type="date">
            <text:p>16.02.2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date" office:date-value="2023-02-17" calcext:value-type="date">
            <text:p>17.02.2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date" office:date-value="2023-02-18" calcext:value-type="date">
            <text:p>18.02.2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date" office:date-value="2023-02-19" calcext:value-type="date">
            <text:p>19.02.2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date" office:date-value="2023-02-20" calcext:value-type="date">
            <text:p>20.02.2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date" office:date-value="2023-02-21" calcext:value-type="date">
            <text:p>21.02.2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date" office:date-value="2023-02-22" calcext:value-type="date">
            <text:p>22.02.2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date" office:date-value="2023-02-23" calcext:value-type="date">
            <text:p>23.02.2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date" office:date-value="2023-02-24" calcext:value-type="date">
            <text:p>24.02.2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date" office:date-value="2023-02-25" calcext:value-type="date">
            <text:p>25.02.2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date" office:date-value="2023-02-26" calcext:value-type="date">
            <text:p>26.02.2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date" office:date-value="2023-02-27" calcext:value-type="date">
            <text:p>27.02.2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date" office:date-value="2023-02-28" calcext:value-type="date">
            <text:p>28.02.2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date" office:date-value="2023-03-01" calcext:value-type="date">
            <text:p>1.03.2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date" office:date-value="2023-03-02" calcext:value-type="date">
            <text:p>2.03.2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date" office:date-value="2023-03-03" calcext:value-type="date">
            <text:p>3.03.2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date" office:date-value="2023-03-04" calcext:value-type="date">
            <text:p>4.03.2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date" office:date-value="2023-03-05" calcext:value-type="date">
            <text:p>5.03.2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date" office:date-value="2023-03-06" calcext:value-type="date">
            <text:p>6.03.2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date" office:date-value="2023-03-07" calcext:value-type="date">
            <text:p>7.03.23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date" office:date-value="2023-03-08" calcext:value-type="date">
            <text:p>8.03.2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date" office:date-value="2023-03-09" calcext:value-type="date">
            <text:p>9.03.23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date" office:date-value="2023-03-10" calcext:value-type="date">
            <text:p>10.03.2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date" office:date-value="2023-03-11" calcext:value-type="date">
            <text:p>11.03.2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date" office:date-value="2023-03-12" calcext:value-type="date">
            <text:p>12.03.2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date" office:date-value="2023-03-13" calcext:value-type="date">
            <text:p>13.03.2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date" office:date-value="2023-03-14" calcext:value-type="date">
            <text:p>14.03.2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date" office:date-value="2023-03-15" calcext:value-type="date">
            <text:p>15.03.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date" office:date-value="2023-03-16" calcext:value-type="date">
            <text:p>16.03.2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date" office:date-value="2023-03-17" calcext:value-type="date">
            <text:p>17.03.2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date" office:date-value="2023-03-18" calcext:value-type="date">
            <text:p>18.03.2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date" office:date-value="2023-03-19" calcext:value-type="date">
            <text:p>19.03.2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date" office:date-value="2023-03-20" calcext:value-type="date">
            <text:p>20.03.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date" office:date-value="2023-03-21" calcext:value-type="date">
            <text:p>21.03.23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date" office:date-value="2023-03-22" calcext:value-type="date">
            <text:p>22.03.2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date" office:date-value="2023-03-23" calcext:value-type="date">
            <text:p>23.03.2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date" office:date-value="2023-03-24" calcext:value-type="date">
            <text:p>24.03.2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date" office:date-value="2023-03-25" calcext:value-type="date">
            <text:p>25.03.2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date" office:date-value="2023-03-26" calcext:value-type="date">
            <text:p>26.03.2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date" office:date-value="2023-03-27" calcext:value-type="date">
            <text:p>27.03.2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date" office:date-value="2023-03-28" calcext:value-type="date">
            <text:p>28.03.2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date" office:date-value="2023-03-29" calcext:value-type="date">
            <text:p>29.03.23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date" office:date-value="2023-03-30" calcext:value-type="date">
            <text:p>30.03.2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date" office:date-value="2023-03-31" calcext:value-type="date">
            <text:p>31.03.23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date" office:date-value="2023-04-01" calcext:value-type="date">
            <text:p>1.04.2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date" office:date-value="2023-04-02" calcext:value-type="date">
            <text:p>2.04.2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date" office:date-value="2023-04-03" calcext:value-type="date">
            <text:p>3.04.2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date" office:date-value="2023-04-04" calcext:value-type="date">
            <text:p>4.04.2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.00.0000</text:date>, <text:time style:data-style-name="N2" text:time-value="13:39:51.80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5:35:29.042000000</dc:date>
    <meta:editing-duration>P1DT14H40M52S</meta:editing-duration>
    <meta:editing-cycles>17</meta:editing-cycles>
    <meta:generator>LibreOffice/7.3.2.2$Windows_X86_64 LibreOffice_project/49f2b1bff42cfccbd8f788c8dc32c1c309559be0</meta:generator>
    <meta:document-statistic meta:table-count="1" meta:cell-count="20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>
      <number:day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Arkusz1.B2:Arkusz1.C30" chart:data-source-has-labels="column" svg:x="0.32cm" svg:y="0.18cm" svg:width="15.36cm" svg:height="8.64cm">
          <chart:coordinate-region svg:x="0.999cm" svg:y="0.382cm" svg:width="14.003cm" svg:height="7.785cm"/>
          <chart:axis chart:dimension="x" chart:name="primary-x" chart:style-name="ch3" chartooo:axis-type="auto">
            <chart:categories table:cell-range-address="Arkusz1.B2:Arkusz1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C2:Arkusz1.C30" chart:class="chart:scatter">
            <chart:domain table:cell-range-address="Arkusz1.B2:Arkusz1.B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Data</text:p>
                <draw:g>
                  <svg:desc>Arkusz1.B2:Arkusz1.B30</svg:desc>
                </draw:g>
              </table:table-cell>
              <table:table-cell office:value-type="float" office:value="NaN">
                <text:p>NaN</text:p>
                <draw:g>
                  <svg:desc>Arkusz1.B2:Arkusz1.B30</svg:desc>
                </draw:g>
              </table:table-cell>
              <table:table-cell office:value-type="float" office:value="NaN">
                <text:p>NaN</text:p>
                <draw:g>
                  <svg:desc>Arkusz1.C2:Arkusz1.C30</svg:desc>
                </draw:g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4934">
                <text:p>449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4934">
                <text:p>44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4934">
                <text:p>449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4934">
                <text:p>449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4941">
                <text:p>44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4941">
                <text:p>44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4943">
                <text:p>44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4943">
                <text:p>44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4943">
                <text:p>449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4944">
                <text:p>449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4944">
                <text:p>449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4944">
                <text:p>449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44945">
                <text:p>449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4954">
                <text:p>449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4954">
                <text:p>449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4954">
                <text:p>44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44955">
                <text:p>44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44955">
                <text:p>449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44957">
                <text:p>449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44957">
                <text:p>44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44976">
                <text:p>449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44982">
                <text:p>449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44982">
                <text:p>449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44983">
                <text:p>449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44997">
                <text:p>449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45003">
                <text:p>450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45018">
                <text:p>45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45018">
                <text:p>4501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